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7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771cm"/>
    </style:style>
    <style:style style:name="gr9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12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gr14" style:family="graphic" style:parent-style-name="standard">
      <style:graphic-properties draw:stroke="none" draw:fill="none" fo:min-height="1.103cm"/>
    </style:style>
    <style:style style:name="gr15" style:family="graphic" style:parent-style-name="standard">
      <style:graphic-properties draw:stroke="none" draw:fill="none" fo:min-height="2.203cm"/>
    </style:style>
    <style:style style:name="gr16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1.418cm" fo:min-width="1.352cm" fo:padding-top="0.125cm" fo:padding-bottom="0.125cm" fo:padding-left="0.25cm" fo:padding-right="0.25cm" fo:wrap-option="no-wrap"/>
    </style:style>
    <style:style style:name="gr17" style:family="graphic" style:parent-style-name="預設_5f_5_5f_1">
      <style:graphic-properties draw:stroke="none" draw:fill="none" fo:min-height="1.103cm"/>
    </style:style>
    <style:style style:name="gr18" style:family="graphic" style:parent-style-name="預設_5f_5_5f_1">
      <style:graphic-properties draw:stroke="none" draw:fill="none" fo:min-height="2.203cm"/>
    </style:style>
    <style:style style:name="gr19" style:family="graphic" style:parent-style-name="預設_5f_5_5f_2">
      <style:graphic-properties draw:stroke="none" draw:fill="none" fo:min-height="1.103cm"/>
    </style:style>
    <style:style style:name="gr20" style:family="graphic" style:parent-style-name="預設_5f_5_5f_2">
      <style:graphic-properties draw:stroke="none" draw:fill="none" fo:min-height="2.203cm"/>
    </style:style>
    <style:style style:name="gr21" style:family="graphic" style:parent-style-name="預設_5f_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cm" svg:stroke-color="#eeeee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預設_5f_5">
      <style:graphic-properties draw:stroke="none" draw:fill="none" fo:min-height="1.103cm"/>
    </style:style>
    <style:style style:name="gr24" style:family="graphic" style:parent-style-name="預設_5f_5">
      <style:graphic-properties draw:stroke="none" draw:fill="none" fo:min-height="2.2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預設_5f_3">
      <style:graphic-properties draw:stroke="none" draw:fill="none" fo:min-height="1.103cm"/>
    </style:style>
    <style:style style:name="gr27" style:family="graphic" style:parent-style-name="預設_5f_3">
      <style:graphic-properties draw:stroke="none" draw:fill="none" fo:min-height="2.203cm"/>
    </style:style>
    <style:style style:name="gr28" style:family="graphic" style:parent-style-name="預設_5f_4">
      <style:graphic-properties draw:stroke="none" draw:fill="none" fo:min-height="1.103cm"/>
    </style:style>
    <style:style style:name="gr29" style:family="graphic" style:parent-style-name="預設_5f_4">
      <style:graphic-properties draw:stroke="none" draw:fill="none" fo:min-height="2.203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2.386cm"/>
    </style:style>
    <style:style style:name="pr7" style:family="presentation" style:parent-style-name="lyt-bluelinesgrad-outline1">
      <style:graphic-properties fo:min-height="9.4cm"/>
    </style:style>
    <style:style style:name="pr8" style:family="presentation" style:parent-style-name="lyt-bluelinesgrad-outline1">
      <style:graphic-properties fo:min-height="2.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9" style:family="paragraph">
      <loext:graphic-properties draw:fill="none" draw:fill-color="#ffffff"/>
      <style:text-properties fo:color="#dddddd" style:font-name="標楷體2" fo:font-size="26pt" style:font-name-asian="標楷體2" style:font-size-asian="26pt" style:font-size-complex="26pt"/>
    </style:style>
    <style:style style:name="P10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style:font-size-asian="18pt"/>
    </style:style>
    <style:style style:name="P18" style:family="paragraph">
      <loext:graphic-properties draw:fill="none"/>
      <style:text-properties style:font-size-asian="18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style:text-properties style:font-name="標楷體2" fo:font-size="28pt" style:font-name-asian="標楷體2" style:font-size-asian="28pt" style:font-size-complex="28pt"/>
    </style:style>
    <style:style style:name="P22" style:family="paragraph">
      <loext:graphic-properties draw:fill="none" draw:fill-color="#ffffff"/>
      <style:text-properties style:font-name="標楷體2" fo:font-size="28pt" style:font-name-asian="標楷體2" style:font-size-asian="28pt" style:font-size-complex="28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標楷體2" fo:font-size="32pt" style:font-name-asian="標楷體2" style:font-size-asian="32pt" style:font-size-complex="32pt"/>
    </style:style>
    <style:style style:name="T7" style:family="text">
      <style:text-properties fo:color="#dddddd" style:font-name="標楷體2" fo:font-size="26pt" style:font-name-asian="標楷體2" style:font-size-asian="26pt" style:font-size-complex="26pt"/>
    </style:style>
    <style:style style:name="T8" style:family="text">
      <style:text-properties style:font-name="標楷體2" fo:font-size="24pt" style:font-name-asian="標楷體2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style:text-position="sub 58%" fo:font-size="44pt" style:font-size-asian="44pt" style:font-size-complex="4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dddddd" style:font-name="標楷體2" fo:font-size="32pt" style:font-name-asian="標楷體2" style:font-size-asian="32pt" style:font-size-complex="32pt"/>
    </style:style>
    <style:style style:name="T15" style:family="text">
      <style:text-properties fo:color="#dddddd" style:text-position="sub 58%" style:font-name="標楷體2" fo:font-size="32pt" style:font-name-asian="標楷體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《八卦邏輯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太極語進化為兩儀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兩儀語再進化為四象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5</text:span><text:span text:style-name="T5">日，四象語又進化為八卦語</text:span></text:p>
              </text:list-item>
              <text:list-item>
                <text:p><text:span text:style-name="T5">現在、我們要開始將八卦語接上程式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《八卦邏輯》就誕生了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要理解《八卦邏輯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首先讓我們先回顧一下</text:p>
              </text:list-item>
              <text:list-item>
                <text:p>從《太極》到《八卦》的<text:line-break/>一系列概念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、兩儀、四象</text:p>
          </draw:text-box>
        </draw:frame>
        <draw:custom-shape draw:style-name="gr3" draw:text-style-name="P7" draw:layer="layout" svg:width="7.4cm" svg:height="9.6cm" svg:x="10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601cm" svg:y1="11cm" svg:x2="18.001cm" svg:y2="11cm">
          <text:p/>
        </draw:line>
        <draw:frame draw:style-name="gr5" draw:text-style-name="P8" draw:layer="layout" svg:width="2.475cm" svg:height="1.606cm" svg:x="12.901cm" svg:y="8.2cm">
          <draw:text-box>
            <text:p><text:span text:style-name="T6">名</text:span><text:span text:style-name="T6">N</text:span></text:p>
          </draw:text-box>
        </draw:frame>
        <draw:frame draw:style-name="gr5" draw:text-style-name="P8" draw:layer="layout" svg:width="2.475cm" svg:height="1.606cm" svg:x="13.03cm" svg:y="12.2cm">
          <draw:text-box>
            <text:p><text:span text:style-name="T6">述</text:span><text:span text:style-name="T6">P</text:span></text:p>
          </draw:text-box>
        </draw:frame>
        <draw:custom-shape draw:style-name="gr3" draw:text-style-name="P7" draw:layer="layout" svg:width="7.4cm" svg:height="9.6cm" svg:x="20.2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0.201cm" svg:y1="10.9cm" svg:x2="27.601cm" svg:y2="10.9cm">
          <text:p/>
        </draw:line>
        <draw:frame draw:style-name="gr6" draw:text-style-name="P8" draw:layer="layout" svg:width="5.854cm" svg:height="1.606cm" svg:x="21.001cm" svg:y="8.4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21.001cm" svg:y="1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23.801cm" svg:y1="6cm" svg:x2="24.001cm" svg:y2="15.6cm">
          <text:p/>
        </draw:line>
        <draw:custom-shape draw:style-name="gr7" draw:text-style-name="P7" draw:layer="layout" svg:width="1.2cm" svg:height="1.6cm" svg:x="18.5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7.4cm" svg:height="9.6cm" svg:x="1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475cm" svg:height="1.606cm" svg:x="3.601cm" svg:y="10.394cm">
          <draw:text-box>
            <text:p><text:span text:style-name="T6">詞</text:span><text:span text:style-name="T6">W</text:span></text:p>
          </draw:text-box>
        </draw:frame>
        <draw:custom-shape draw:style-name="gr7" draw:text-style-name="P7" draw:layer="layout" svg:width="1.2cm" svg:height="1.6cm" svg:x="9.0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3.271cm" svg:height="1.606cm" svg:x="3.3cm" svg:y="17cm">
          <draw:text-box>
            <text:p><text:span text:style-name="T7">太極語</text:span></text:p>
          </draw:text-box>
        </draw:frame>
        <draw:frame draw:style-name="gr8" draw:text-style-name="P9" draw:layer="layout" svg:width="3.271cm" svg:height="1.606cm" svg:x="12.729cm" svg:y="16.994cm">
          <draw:text-box>
            <text:p><text:span text:style-name="T7">兩儀語</text:span></text:p>
          </draw:text-box>
        </draw:frame>
        <draw:frame draw:style-name="gr8" draw:text-style-name="P9" draw:layer="layout" svg:width="3.271cm" svg:height="1.606cm" svg:x="22.529cm" svg:y="17cm">
          <draw:text-box>
            <text:p><text:span text:style-name="T7">四象語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從四象到八卦</text:p>
          </draw:text-box>
        </draw:frame>
        <draw:custom-shape draw:style-name="gr3" draw:text-style-name="P7" draw:layer="layout" svg:width="7.4cm" svg:height="9.6cm" svg:x="3.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4cm" svg:y1="12.1cm" svg:x2="10.8cm" svg:y2="12.1cm">
          <text:p/>
        </draw:line>
        <draw:frame draw:style-name="gr6" draw:text-style-name="P8" draw:layer="layout" svg:width="5.854cm" svg:height="1.606cm" svg:x="4.2cm" svg:y="9.6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4.2cm" svg:y="13.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7cm" svg:y1="7.2cm" svg:x2="7.2cm" svg:y2="16.8cm">
          <text:p/>
        </draw:line>
        <draw:custom-shape draw:style-name="gr7" draw:text-style-name="P7" draw:layer="layout" svg:width="1.2cm" svg:height="1.6cm" svg:x="12.8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4.8cm" svg:height="5.8cm" svg:x="17.7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5.9cm" svg:y1="12.2cm" svg:x2="24.3cm" svg:y2="12.1cm">
          <text:p/>
        </draw:line>
        <draw:frame draw:style-name="gr10" draw:text-style-name="P10" draw:layer="layout" svg:width="4.6cm" svg:height="1.606cm" svg:x="17.9cm" svg:y="10.494cm">
          <draw:text-box>
            <text:p><text:span text:style-name="T8">實</text:span><text:span text:style-name="T8">R <text:s/></text:span><text:span text:style-name="T8">虛</text:span><text:span text:style-name="T8">I</text:span></text:p>
          </draw:text-box>
        </draw:frame>
        <draw:frame draw:style-name="gr11" draw:text-style-name="P10" draw:layer="layout" svg:width="5.2cm" svg:height="1.606cm" svg:x="17.9cm" svg:y="12.7cm">
          <draw:text-box>
            <text:p><text:span text:style-name="T8">動</text:span><text:span text:style-name="T8">V <text:s/></text:span><text:span text:style-name="T8">靜</text:span><text:span text:style-name="T8">H</text:span></text:p>
          </draw:text-box>
        </draw:frame>
        <draw:line draw:style-name="gr4" draw:text-style-name="P7" draw:layer="layout" svg:x1="20cm" svg:y1="7.2cm" svg:x2="20.2cm" svg:y2="17.2cm">
          <text:p/>
        </draw:line>
        <draw:custom-shape draw:style-name="gr12" draw:text-style-name="P7" draw:layer="layout" svg:width="8.4cm" svg:height="10cm" svg:x="15.9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3.1cm" svg:y1="8.6cm" svg:x2="21.9cm" svg:y2="10cm">
          <text:p/>
        </draw:line>
        <draw:line draw:style-name="gr4" draw:text-style-name="P7" draw:layer="layout" svg:x1="23.1cm" svg:y1="15.6cm" svg:x2="21.9cm" svg:y2="14cm">
          <text:p/>
        </draw:line>
        <draw:line draw:style-name="gr4" draw:text-style-name="P7" draw:layer="layout" svg:x1="17.1cm" svg:y1="15.8cm" svg:x2="18.3cm" svg:y2="14.2cm">
          <text:p/>
        </draw:line>
        <draw:line draw:style-name="gr4" draw:text-style-name="P7" draw:layer="layout" svg:x1="17.1cm" svg:y1="8.6cm" svg:x2="18.3cm" svg:y2="10.2cm">
          <text:p/>
        </draw:line>
        <draw:frame draw:style-name="gr13" draw:text-style-name="P11" draw:layer="layout" svg:width="1.647cm" svg:height="1.047cm" svg:x="22.328cm" svg:y="10.153cm">
          <draw:text-box>
            <text:p>時?</text:p>
          </draw:text-box>
        </draw:frame>
        <draw:frame draw:style-name="gr13" draw:text-style-name="P11" draw:layer="layout" svg:width="1.647cm" svg:height="1.047cm" svg:x="20.528cm" svg:y="8cm">
          <draw:text-box>
            <text:p>事?</text:p>
          </draw:text-box>
        </draw:frame>
        <draw:frame draw:style-name="gr13" draw:text-style-name="P11" draw:layer="layout" svg:width="1.647cm" svg:height="1.047cm" svg:x="16.128cm" svg:y="13cm">
          <draw:text-box>
            <text:p>果?</text:p>
          </draw:text-box>
        </draw:frame>
        <draw:frame draw:style-name="gr13" draw:text-style-name="P11" draw:layer="layout" svg:width="1.647cm" svg:height="1.047cm" svg:x="17.9cm" svg:y="15.353cm">
          <draw:text-box>
            <text:p>因?</text:p>
          </draw:text-box>
        </draw:frame>
        <draw:frame draw:style-name="gr13" draw:text-style-name="P11" draw:layer="layout" svg:width="1.647cm" svg:height="1.047cm" svg:x="16.128cm" svg:y="10.353cm">
          <draw:text-box>
            <text:p>物?</text:p>
          </draw:text-box>
        </draw:frame>
        <draw:frame draw:style-name="gr13" draw:text-style-name="P11" draw:layer="layout" svg:width="1.647cm" svg:height="1.047cm" svg:x="17.828cm" svg:y="8.053cm">
          <draw:text-box>
            <text:p>人?</text:p>
          </draw:text-box>
        </draw:frame>
        <draw:frame draw:style-name="gr13" draw:text-style-name="P11" draw:layer="layout" svg:width="1.647cm" svg:height="1.047cm" svg:x="22.328cm" svg:y="12.953cm">
          <draw:text-box>
            <text:p>地?</text:p>
          </draw:text-box>
        </draw:frame>
        <draw:frame draw:style-name="gr13" draw:text-style-name="P11" draw:layer="layout" svg:width="1.647cm" svg:height="1.047cm" svg:x="20.528cm" svg:y="15.3cm">
          <draw:text-box>
            <text:p>數?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接著</text:p>
          </draw:text-box>
        </draw:frame>
        <draw:frame presentation:style-name="pr4" draw:text-style-name="P12" draw:layer="layout" svg:width="25.199cm" svg:height="18.494cm" svg:x="1.4cm" svg:y="5.414cm" presentation:class="outline" presentation:user-transformed="true">
          <draw:text-box>
            <text:list text:style-name="L3">
              <text:list-item>
                <text:p text:style-name="P12"><text:span text:style-name="T9">讓我們回到《兩儀》的世界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 text:style-name="P13"><text:span text:style-name="T10">從《兩儀語》到《兩儀邏輯》</text:span></text:p>
          </draw:text-box>
        </draw:frame>
        <draw:custom-shape draw:style-name="gr3" draw:text-style-name="P7" draw:layer="layout" svg:width="7.4cm" svg:height="9.6cm" svg:x="2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.4cm" svg:y1="12.7cm" svg:x2="9.8cm" svg:y2="12.7cm">
          <text:p/>
        </draw:line>
        <draw:frame draw:style-name="gr5" draw:text-style-name="P8" draw:layer="layout" svg:width="2.475cm" svg:height="1.606cm" svg:x="4.7cm" svg:y="9.9cm">
          <draw:text-box>
            <text:p><text:span text:style-name="T6">名</text:span><text:span text:style-name="T6">N</text:span></text:p>
          </draw:text-box>
        </draw:frame>
        <draw:frame draw:style-name="gr5" draw:text-style-name="P8" draw:layer="layout" svg:width="2.475cm" svg:height="1.606cm" svg:x="4.829cm" svg:y="13.9cm">
          <draw:text-box>
            <text:p><text:span text:style-name="T6">述</text:span><text:span text:style-name="T6">P</text:span></text:p>
          </draw:text-box>
        </draw:frame>
        <draw:frame draw:style-name="gr14" draw:text-style-name="P14" draw:layer="layout" svg:width="3.271cm" svg:height="1.353cm" svg:x="4.529cm" svg:y="5.4cm">
          <draw:text-box>
            <text:p><text:span text:style-name="T7">兩儀語</text:span></text:p>
          </draw:text-box>
        </draw:frame>
        <draw:frame draw:style-name="gr15" draw:text-style-name="P14" draw:layer="layout" svg:width="4.471cm" svg:height="2.453cm" svg:x="18.129cm" svg:y="5.447cm">
          <draw:text-box>
            <text:p><text:span text:style-name="T7">兩儀邏輯</text:span></text:p>
          </draw:text-box>
        </draw:frame>
        <draw:frame presentation:style-name="pr6" draw:text-style-name="P12" draw:layer="layout" svg:width="9.799cm" svg:height="2.386cm" svg:x="16.801cm" svg:y="11.414cm" presentation:class="outline" presentation:user-transformed="true">
          <draw:text-box>
            <text:p text:style-name="P12"><text:span text:style-name="T9">P(W</text:span><text:span text:style-name="T11">1</text:span><text:span text:style-name="T9">,W</text:span><text:span text:style-name="T11">2</text:span><text:span text:style-name="T9">,…)</text:span></text:p>
          </draw:text-box>
        </draw:frame>
        <draw:custom-shape draw:style-name="gr16" draw:text-style-name="P7" draw:layer="layout" svg:width="2cm" svg:height="1.8cm" svg:x="0.4cm" svg:y="5.6cm">
          <text:p text:style-name="P15">詞W</text:p>
          <draw:enhanced-geometry svg:viewBox="0 0 21600 21600" draw:text-areas="800 800 20800 20800" draw:type="round-rectangular-callout" draw:modifiers="27245.5772113943 51967.1293725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語》範例</text:span></text:p>
          </draw:text-box>
        </draw:frame>
        <draw:frame presentation:style-name="pr7" draw:text-style-name="P16" draw:layer="layout" svg:width="4.5cm" svg:height="9.4cm" svg:x="2.3cm" svg:y="7.5cm" presentation:class="outline" presentation:user-transformed="true">
          <draw:text-box>
            <text:p text:style-name="P16"><text:span text:style-name="T12">花 紅</text:span></text:p>
            <text:p text:style-name="P16"><text:span text:style-name="T12">草 綠</text:span></text:p>
            <text:p text:style-name="P16"><text:span text:style-name="T12">奶 大</text:span></text:p>
          </draw:text-box>
        </draw:frame>
        <draw:frame draw:style-name="gr17" draw:text-style-name="P18" draw:layer="layout" svg:width="3.271cm" svg:height="1.353cm" svg:x="2.33cm" svg:y="5.501cm">
          <draw:text-box>
            <text:p text:style-name="P17"><text:span text:style-name="T7">兩儀語</text:span></text:p>
          </draw:text-box>
        </draw:frame>
        <draw:frame draw:style-name="gr18" draw:text-style-name="P18" draw:layer="layout" svg:width="4.471cm" svg:height="2.453cm" svg:x="19.73cm" svg:y="5.448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5.6cm" svg:height="9.4cm" svg:x="20cm" svg:y="7.4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綠</text:span><text:span text:style-name="T12">(</text:span><text:span text:style-name="T12">草</text:span><text:span text:style-name="T12">)</text:span></text:p>
            <text:p text:style-name="P16"><text:span text:style-name="T12">大</text:span><text:span text:style-name="T12">(</text:span><text:span text:style-name="T12">奶</text:span><text:span text:style-name="T12">)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欄位填充</text:span></text:p>
          </draw:text-box>
        </draw:frame>
        <draw:frame presentation:style-name="pr7" draw:text-style-name="P16" draw:layer="layout" svg:width="4.5cm" svg:height="9.4cm" svg:x="2.3cm" svg:y="8.6cm" presentation:class="outline" presentation:user-transformed="true">
          <draw:text-box>
            <text:p text:style-name="P16"><text:span text:style-name="T12">花 紅</text:span></text:p>
            <text:p text:style-name="P16"><text:span text:style-name="T12">P <text:s/>N</text:span></text:p>
            <text:p text:style-name="P16"><text:span text:style-name="T12"/></text:p>
          </draw:text-box>
        </draw:frame>
        <draw:frame draw:style-name="gr19" draw:text-style-name="P18" draw:layer="layout" svg:width="3.271cm" svg:height="1.353cm" svg:x="2.33cm" svg:y="5.501cm">
          <draw:text-box>
            <text:p text:style-name="P17"><text:span text:style-name="T7">兩儀語</text:span></text:p>
          </draw:text-box>
        </draw:frame>
        <draw:frame draw:style-name="gr20" draw:text-style-name="P18" draw:layer="layout" svg:width="4.471cm" svg:height="2.453cm" svg:x="19.73cm" svg:y="5.448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5.6cm" svg:height="9.4cm" svg:x="20cm" svg:y="8.5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<text:s/></text:span><text:span text:style-name="T12">P(W)</text:span></text:p>
            <text:p text:style-name="P16"><text:span text:style-name="T12"/></text:p>
          </draw:text-box>
        </draw:frame>
        <draw:frame draw:style-name="gr19" draw:text-style-name="P18" draw:layer="layout" svg:width="4.6cm" svg:height="1.353cm" svg:x="11.4cm" svg:y="5.447cm">
          <draw:text-box>
            <text:p text:style-name="P17"><text:span text:style-name="T7">欄位填充</text:span></text:p>
          </draw:text-box>
        </draw:frame>
        <draw:frame presentation:style-name="pr8" draw:text-style-name="P16" draw:layer="layout" svg:width="4.5cm" svg:height="2.2cm" svg:x="12.2cm" svg:y="11.1cm" presentation:class="outline" presentation:user-transformed="true">
          <draw:text-box>
            <text:p text:style-name="P16"><text:span text:style-name="T12">P(W)</text:span></text:p>
          </draw:text-box>
        </draw:frame>
        <draw:frame draw:style-name="gr21" draw:text-style-name="P20" draw:layer="layout" svg:width="7.711cm" svg:height="1.225cm" svg:x="10.6cm" svg:y="14.9cm">
          <draw:text-box>
            <text:p text:style-name="P19"><text:span text:style-name="T13">只有一種可能性</text:span><text:span text:style-name="T13">P(N)</text:span></text:p>
          </draw:text-box>
        </draw:frame>
        <draw:line draw:style-name="gr22" draw:text-style-name="P7" draw:layer="layout" svg:x1="7.2cm" svg:y1="11.9cm" svg:x2="10.2cm" svg:y2="11.9cm">
          <text:p/>
        </draw:line>
        <draw:line draw:style-name="gr22" draw:text-style-name="P7" draw:layer="layout" svg:x1="16.4cm" svg:y1="11.9cm" svg:x2="19.2cm" svg:y2="11.9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語》轉為《兩儀邏輯》</text:span></text:p>
          </draw:text-box>
        </draw:frame>
        <draw:frame presentation:style-name="pr7" draw:text-style-name="P16" draw:layer="layout" svg:width="4.5cm" svg:height="9.4cm" svg:x="2.3cm" svg:y="7.5cm" presentation:class="outline" presentation:user-transformed="true">
          <draw:text-box>
            <text:p text:style-name="P16"><text:span text:style-name="T12">花 紅</text:span></text:p>
            <text:p text:style-name="P16"><text:span text:style-name="T12">草 綠</text:span></text:p>
            <text:p text:style-name="P16"><text:span text:style-name="T12">奶 大</text:span></text:p>
          </draw:text-box>
        </draw:frame>
        <draw:frame draw:style-name="gr23" draw:text-style-name="P18" draw:layer="layout" svg:width="3.271cm" svg:height="1.353cm" svg:x="2.33cm" svg:y="5.501cm">
          <draw:text-box>
            <text:p text:style-name="P17"><text:span text:style-name="T7">兩儀語</text:span></text:p>
          </draw:text-box>
        </draw:frame>
        <draw:frame draw:style-name="gr24" draw:text-style-name="P18" draw:layer="layout" svg:width="4.471cm" svg:height="2.453cm" svg:x="19.73cm" svg:y="5.448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5.6cm" svg:height="9.4cm" svg:x="20cm" svg:y="7.4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綠</text:span><text:span text:style-name="T12">(</text:span><text:span text:style-name="T12">草</text:span><text:span text:style-name="T12">)</text:span></text:p>
            <text:p text:style-name="P16"><text:span text:style-name="T12">大</text:span><text:span text:style-name="T12">(</text:span><text:span text:style-name="T12">奶</text:span><text:span text:style-name="T12">)</text:span></text:p>
          </draw:text-box>
        </draw:frame>
        <draw:frame draw:style-name="gr23" draw:text-style-name="P18" draw:layer="layout" svg:width="4.6cm" svg:height="1.353cm" svg:x="11.4cm" svg:y="5.447cm">
          <draw:text-box>
            <text:p text:style-name="P17"><text:span text:style-name="T7">欄位填充</text:span></text:p>
          </draw:text-box>
        </draw:frame>
        <draw:frame presentation:style-name="pr8" draw:text-style-name="P16" draw:layer="layout" svg:width="4.5cm" svg:height="2.2cm" svg:x="12.2cm" svg:y="9.2cm" presentation:class="outline" presentation:user-transformed="true">
          <draw:text-box>
            <text:p text:style-name="P16"><text:span text:style-name="T12">P(N)</text:span></text:p>
          </draw:text-box>
        </draw:frame>
        <draw:frame draw:style-name="gr25" draw:text-style-name="P11" draw:layer="layout" svg:width="4.947cm" svg:height="1.047cm" svg:x="11.453cm" svg:y="12.8cm">
          <draw:text-box>
            <text:p>只有一種可能性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邏輯》範例集 </text:span><text:span text:style-name="T10">1</text:span></text:p>
          </draw:text-box>
        </draw:frame>
        <draw:frame presentation:style-name="pr7" draw:text-style-name="P16" draw:layer="layout" svg:width="10cm" svg:height="9.4cm" svg:x="1.4cm" svg:y="7.4cm" presentation:class="outline" presentation:user-transformed="true">
          <draw:text-box>
            <text:p text:style-name="P16"><text:span text:style-name="T12">花 紅</text:span></text:p>
            <text:p text:style-name="P16"><text:span text:style-name="T12">草 綠</text:span></text:p>
            <text:p text:style-name="P16"><text:span text:style-name="T12">奶 大</text:span></text:p>
          </draw:text-box>
        </draw:frame>
        <draw:frame draw:style-name="gr14" draw:text-style-name="P14" draw:layer="layout" svg:width="3.271cm" svg:height="1.353cm" svg:x="4.53cm" svg:y="5.401cm">
          <draw:text-box>
            <text:p><text:span text:style-name="T7">兩儀語</text:span></text:p>
          </draw:text-box>
        </draw:frame>
        <draw:frame draw:style-name="gr15" draw:text-style-name="P14" draw:layer="layout" svg:width="4.471cm" svg:height="2.453cm" svg:x="18.13cm" svg:y="5.448cm">
          <draw:text-box>
            <text:p><text:span text:style-name="T7">兩儀邏輯</text:span></text:p>
          </draw:text-box>
        </draw:frame>
        <draw:frame presentation:style-name="pr7" draw:text-style-name="P16" draw:layer="layout" svg:width="10cm" svg:height="9.4cm" svg:x="16.2cm" svg:y="7.4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綠</text:span><text:span text:style-name="T12">(</text:span><text:span text:style-name="T12">草</text:span><text:span text:style-name="T12">)</text:span></text:p>
            <text:p text:style-name="P16"><text:span text:style-name="T12">大</text:span><text:span text:style-name="T12">(</text:span><text:span text:style-name="T12">奶</text:span><text:span text:style-name="T12">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邏輯》範例集 </text:span><text:span text:style-name="T10">1</text:span></text:p>
          </draw:text-box>
        </draw:frame>
        <draw:frame presentation:style-name="pr7" draw:text-style-name="P16" draw:layer="layout" svg:width="10cm" svg:height="9.4cm" svg:x="1.4cm" svg:y="7.4cm" presentation:class="outline" presentation:user-transformed="true">
          <draw:text-box>
            <text:p text:style-name="P16"><text:span text:style-name="T12">花 紅</text:span></text:p>
            <text:p text:style-name="P16"><text:span text:style-name="T12">草 綠</text:span></text:p>
            <text:p text:style-name="P16"><text:span text:style-name="T12">奶 大</text:span></text:p>
          </draw:text-box>
        </draw:frame>
        <draw:frame draw:style-name="gr26" draw:text-style-name="P18" draw:layer="layout" svg:width="3.271cm" svg:height="1.353cm" svg:x="4.53cm" svg:y="5.401cm">
          <draw:text-box>
            <text:p text:style-name="P17"><text:span text:style-name="T7">兩儀語</text:span></text:p>
          </draw:text-box>
        </draw:frame>
        <draw:frame draw:style-name="gr27" draw:text-style-name="P18" draw:layer="layout" svg:width="4.471cm" svg:height="2.453cm" svg:x="18.13cm" svg:y="5.448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10cm" svg:height="9.4cm" svg:x="16.2cm" svg:y="7.4cm" presentation:class="outline" presentation:user-transformed="true">
          <draw:text-box>
            <text:p text:style-name="P16"><text:span text:style-name="T12">紅</text:span><text:span text:style-name="T12">(</text:span><text:span text:style-name="T12">花</text:span><text:span text:style-name="T12">)</text:span></text:p>
            <text:p text:style-name="P16"><text:span text:style-name="T12">綠</text:span><text:span text:style-name="T12">(</text:span><text:span text:style-name="T12">草</text:span><text:span text:style-name="T12">)</text:span></text:p>
            <text:p text:style-name="P16"><text:span text:style-name="T12">大</text:span><text:span text:style-name="T12">(</text:span><text:span text:style-name="T12">奶</text:span><text:span text:style-name="T12">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邏輯》範例集 </text:span><text:span text:style-name="T10">2</text:span></text:p>
          </draw:text-box>
        </draw:frame>
        <draw:frame presentation:style-name="pr7" draw:text-style-name="P16" draw:layer="layout" svg:width="6.6cm" svg:height="9.4cm" svg:x="1.4cm" svg:y="7.7cm" presentation:class="outline" presentation:user-transformed="true">
          <draw:text-box>
            <text:p text:style-name="P16"><text:span text:style-name="T12">花 很 紅 </text:span></text:p>
            <text:p text:style-name="P16"><text:span text:style-name="T12">草 也 綠</text:span></text:p>
            <text:p text:style-name="P16"><text:span text:style-name="T12">奶 超 大</text:span></text:p>
          </draw:text-box>
        </draw:frame>
        <draw:frame draw:style-name="gr28" draw:text-style-name="P18" draw:layer="layout" svg:width="3.271cm" svg:height="1.353cm" svg:x="2.129cm" svg:y="5.2cm">
          <draw:text-box>
            <text:p text:style-name="P17"><text:span text:style-name="T7">兩儀語</text:span></text:p>
          </draw:text-box>
        </draw:frame>
        <draw:frame draw:style-name="gr29" draw:text-style-name="P18" draw:layer="layout" svg:width="4.471cm" svg:height="2.453cm" svg:x="20.729cm" svg:y="5.2cm">
          <draw:text-box>
            <text:p text:style-name="P17"><text:span text:style-name="T7">兩儀邏輯</text:span></text:p>
          </draw:text-box>
        </draw:frame>
        <draw:frame presentation:style-name="pr7" draw:text-style-name="P16" draw:layer="layout" svg:width="8.4cm" svg:height="9.4cm" svg:x="18.8cm" svg:y="7.9cm" presentation:class="outline" presentation:user-transformed="true">
          <draw:text-box>
            <text:p text:style-name="P16"><text:span text:style-name="T12">很</text:span><text:span text:style-name="T12">(</text:span><text:span text:style-name="T12">紅</text:span><text:span text:style-name="T12">(</text:span><text:span text:style-name="T12">花</text:span><text:span text:style-name="T12">))</text:span></text:p>
            <text:p text:style-name="P16"><text:span text:style-name="T12">也</text:span><text:span text:style-name="T12">(</text:span><text:span text:style-name="T12">綠</text:span><text:span text:style-name="T12">(</text:span><text:span text:style-name="T12">草</text:span><text:span text:style-name="T12">))</text:span></text:p>
            <text:p text:style-name="P16"><text:span text:style-name="T12">超</text:span><text:span text:style-name="T12">(</text:span><text:span text:style-name="T12">大</text:span><text:span text:style-name="T12">(</text:span><text:span text:style-name="T12">奶</text:span><text:span text:style-name="T12">))</text:span></text:p>
          </draw:text-box>
        </draw:frame>
        <draw:frame draw:style-name="gr25" draw:text-style-name="P22" draw:layer="layout" svg:width="9.417cm" svg:height="1.432cm" svg:x="5.2cm" svg:y="17.5cm">
          <draw:text-box>
            <text:p text:style-name="P21"><text:span text:style-name="T3">但是、我們怎麼知道</text:span></text:p>
          </draw:text-box>
        </draw:frame>
        <draw:frame draw:style-name="gr29" draw:text-style-name="P18" draw:layer="layout" svg:width="6.8cm" svg:height="2.453cm" svg:x="10.1cm" svg:y="5.1cm">
          <draw:text-box>
            <text:p text:style-name="P17"><text:span text:style-name="T14">P(W</text:span><text:span text:style-name="T15">1</text:span><text:span text:style-name="T14">,W</text:span><text:span text:style-name="T15">2</text:span><text:span text:style-name="T14">,…)</text:span></text:p>
          </draw:text-box>
        </draw:frame>
        <draw:frame presentation:style-name="pr7" draw:text-style-name="P16" draw:layer="layout" svg:width="6.6cm" svg:height="9.4cm" svg:x="10.4cm" svg:y="7.7cm" presentation:class="outline" presentation:user-transformed="true">
          <draw:text-box>
            <text:p text:style-name="P16"><text:span text:style-name="T12">花 很 紅 </text:span></text:p>
            <text:p text:style-name="P16"><text:span text:style-name="T12">草 也 綠</text:span></text:p>
            <text:p text:style-name="P16"><text:span text:style-name="T12">奶 超 大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3"><text:span text:style-name="T10">《兩儀邏輯》範例集 </text:span><text:span text:style-name="T10">2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5T11:16:30.352000000</dc:date>
    <meta:editing-duration>P1DT29M38S</meta:editing-duration>
    <meta:editing-cycles>248</meta:editing-cycles>
    <meta:generator>LibreOffice/4.4.1.2$Windows_x86 LibreOffice_project/45e2de17089c24a1fa810c8f975a7171ba4cd432</meta:generator>
    <meta:document-statistic meta:object-count="166"/>
  </office:meta>
</office:document-meta>
</file>